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500000015935155D18819F3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in" fo:margin-bottom="0in" style:contextual-spacing="false" fo:text-align="start" style:justify-single-word="false" style:page-number="auto"/>
      <style:text-properties style:font-name="Arial" fo:font-size="8pt" officeooo:rsid="0021cf07" officeooo:paragraph-rsid="0021cf07" style:font-size-asian="8pt" style:font-size-complex="8pt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8pt" officeooo:rsid="0021cf07" officeooo:paragraph-rsid="0021cf07" style:font-size-asian="8pt" style:font-size-complex="8pt"/>
    </style:style>
    <style:style style:name="P3" style:family="paragraph" style:parent-style-name="Standard" style:master-page-name="">
      <style:paragraph-properties fo:margin-left="0.0618in" fo:margin-right="0in" fo:margin-top="0.1in" fo:margin-bottom="0in" style:contextual-spacing="false" fo:text-align="start" style:justify-single-word="false" fo:text-indent="0in" style:auto-text-indent="false" style:page-number="auto"/>
      <style:text-properties style:font-name="Arial" fo:font-size="8pt" officeooo:rsid="001adf03" officeooo:paragraph-rsid="001adf03" style:font-size-asian="7pt" style:font-size-complex="8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8pt" fo:font-weight="bold" officeooo:rsid="00598911" officeooo:paragraph-rsid="00598911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Arial" fo:font-size="7pt" fo:font-weight="bold" style:font-size-asian="7pt" style:font-weight-asian="bold" style:font-size-complex="7pt" style:font-weight-complex="bold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4db9db"/>
    </style:style>
    <style:style style:name="T2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3" style:family="text">
      <style:text-properties style:font-name="Arial" fo:font-size="7pt" style:font-size-asian="7pt" style:font-size-complex="7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91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cccccc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draw:frame draw:style-name="fr1" draw:name="Frame3" text:anchor-type="paragraph" svg:x="0.0209in" svg:y="0.7236in" svg:width="0.5083in" svg:height="0.4484in" draw:z-index="0"><draw:text-box><text:p text:style-name="P4"/></draw:text-box></draw:frame><draw:frame draw:style-name="fr1" draw:name="Frame4" text:anchor-type="paragraph" svg:x="0.5819in" svg:y="0.7516in" svg:width="0.4043in" svg:height="0.3591in" draw:z-index="1"><draw:text-box><text:p text:style-name="P4"/></draw:text-box></draw:frame><draw:frame text:anchor-type="paragraph" draw:z-index="12" draw:name="Shape5" draw:style-name="gr4" draw:text-style-name="P7" svg:width="0.324in" svg:height="0.2921in" svg:x="0.1126in" svg:y="1.6846in"><draw:text-box><text:p><text:span text:style-name="T2">ecKC</text:span></text:p><text:p><text:span text:style-name="T2"><text:s text:c="2"/></text:span><text:span text:style-name="T2">73</text:span></text:p></draw:text-box></draw:frame><draw:frame draw:style-name="fr1" draw:name="Frame2" text:anchor-type="paragraph" svg:x="0.5937in" svg:y="0.0543in" svg:width="0.3929in" svg:height="0.428in" draw:z-index="3"><draw:text-box><text:p text:style-name="P4">ecKC</text:p><text:p text:style-name="P4">78</text:p></draw:text-box></draw:frame><draw:frame draw:style-name="fr1" draw:name="Frame1" text:anchor-type="paragraph" svg:x="0.0839in" svg:y="0.0602in" svg:width="0.4063in" svg:height="0.4583in" draw:z-index="4"><draw:text-box><text:p text:style-name="P4">ecKC</text:p><text:p text:style-name="P4">77</text:p></draw:text-box></draw:frame><draw:circle text:anchor-type="paragraph" draw:z-index="2" draw:name="Shape3" draw:style-name="gr5" draw:text-style-name="P8" svg:width="0.3807in" svg:height="0.3807in" svg:x="0.6047in" svg:y="0.6882in"><text:p/></draw:circle><draw:frame text:anchor-type="paragraph" draw:z-index="13" draw:name="Shape6" draw:style-name="gr3" draw:text-style-name="P7" svg:width="0.365in" svg:height="0.3252in" svg:x="0.6602in" svg:y="1.6839in"><draw:text-box><text:p text:style-name="P6"><text:span text:style-name="T2">ecKC <text:s text:c="6"/>74</text:span></text:p></draw:text-box></draw:frame><draw:frame text:anchor-type="paragraph" draw:z-index="14" draw:name="Shape7" draw:style-name="gr2" draw:text-style-name="P5" svg:width="0.385in" svg:height="0.2642in" svg:x="0.1126in" svg:y="2.4161in"><draw:text-box><text:p><text:span text:style-name="T2">ecKC</text:span></text:p><text:p><text:span text:style-name="T3"><text:s text:c="2"/></text:span><text:span text:style-name="T2">75</text:span></text:p></draw:text-box></draw:frame><draw:circle text:anchor-type="paragraph" draw:z-index="6" draw:name="Shape2" draw:style-name="gr5" draw:text-style-name="P8" svg:width="0.3807in" svg:height="0.3807in" svg:x="0.1091in" svg:y="0.0138in"><text:p/></draw:circle><draw:circle text:anchor-type="paragraph" draw:z-index="7" draw:name="Shape1" draw:style-name="gr5" draw:text-style-name="P8" svg:width="0.3815in" svg:height="0.3815in" svg:x="0.6047in" svg:y="0.0181in"><text:p/></draw:circle><draw:ellipse text:anchor-type="paragraph" draw:z-index="5" draw:name="Shape4" draw:style-name="gr5" draw:text-style-name="P8" svg:width="0.3815in" svg:height="0.3634in" svg:x="0.0925in" svg:y="0.689in"><text:p/></draw:ellipse><draw:frame text:anchor-type="paragraph" draw:z-index="15" draw:name="Shape8" draw:style-name="gr1" draw:text-style-name="P5" svg:width="0.3921in" svg:height="0.2469in" svg:x="0.6256in" svg:y="2.4075in"><draw:text-box><text:p><text:span text:style-name="T2">ecKC</text:span></text:p><text:p><text:span text:style-name="T3"><text:s text:c="3"/></text:span><text:span text:style-name="T2">76</text:span></text:p></draw:text-box></draw:frame><draw:frame draw:style-name="fr2" draw:name="Image1" text:anchor-type="char" svg:x="0.0654in" svg:y="1.6055in" svg:width="0.3717in" svg:height="0.3717in" draw:z-index="8"><draw:image xlink:href="Pictures/100002010000001500000015935155D18819F363.png" xlink:type="simple" xlink:show="embed" xlink:actuate="onLoad" draw:mime-type="image/png"/></draw:frame><draw:frame draw:style-name="fr2" draw:name="Image2" text:anchor-type="char" svg:x="0.6083in" svg:y="1.6098in" svg:width="0.3709in" svg:height="0.3709in" draw:z-index="9"><draw:image xlink:href="Pictures/100002010000001500000015935155D18819F363.png" xlink:type="simple" xlink:show="embed" xlink:actuate="onLoad" draw:mime-type="image/png"/></draw:frame><draw:frame draw:style-name="fr2" draw:name="Image3" text:anchor-type="char" svg:x="0.0701in" svg:y="2.3516in" svg:width="0.3654in" svg:height="0.3654in" draw:z-index="10"><draw:image xlink:href="Pictures/100002010000001500000015935155D18819F363.png" xlink:type="simple" xlink:show="embed" xlink:actuate="onLoad" draw:mime-type="image/png"/></draw:frame><draw:frame draw:style-name="fr2" draw:name="Image4" text:anchor-type="char" svg:x="0.5618in" svg:y="2.3327in" svg:width="0.3571in" svg:height="0.3571in" draw:z-index="11"><draw:image xlink:href="Pictures/100002010000001500000015935155D18819F3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.25in" fo:page-height="4in" style:num-format="1" style:print-orientation="portrait" fo:margin-top="0in" fo:margin-bottom="0in" fo:margin-left="0in" fo:margin-right="0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9T11:08:14.346927019</meta:creation-date>
    <dc:title>Cap-Circle-Template</dc:title>
    <meta:editing-duration>PT40M7S</meta:editing-duration>
    <meta:editing-cycles>37</meta:editing-cycles>
    <meta:generator>LibreOffice/7.1.2.2$Linux_X86_64 LibreOffice_project/10$Build-2</meta:generator>
    <dc:date>2021-05-10T17:06:30.048210531</dc:date>
    <meta:print-date>2021-05-10T16:55:30.848975681</meta:print-date>
    <meta:document-statistic meta:table-count="0" meta:image-count="4" meta:object-count="0" meta:page-count="1" meta:paragraph-count="4" meta:word-count="4" meta:character-count="12" meta:non-whitespace-character-count="12"/>
    <meta:template xlink:type="simple" xlink:actuate="onRequest" xlink:title="Cap-Circle-Template" xlink:href="../../../.config/libreoffice/4/user/template/Cap-Circle-Template.ott" meta:date="2017-09-19T11:08:14.268746409"/>
  </office:meta>
</office:document-meta>
</file>